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" svg:font-family="'Times new rom'"/>
    <style:font-face style:name="Calibri" svg:font-family="Calibri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atin Modern Sans" style:text-underline-style="solid" style:text-underline-width="auto" style:text-underline-color="font-color" fo:font-weight="bold" officeooo:rsid="00158bfb" officeooo:paragraph-rsid="00158bfb" style:font-weight-asian="bold" style:font-weight-complex="bold"/>
    </style:style>
    <style:style style:name="P2" style:family="paragraph" style:parent-style-name="Text_20_body">
      <style:text-properties style:font-name="Latin Modern Sans" style:text-underline-style="none" fo:font-weight="normal" officeooo:rsid="00158bfb" officeooo:paragraph-rsid="00158bfb" style:font-weight-asian="normal" style:font-weight-complex="normal"/>
    </style:style>
    <style:style style:name="P3" style:family="paragraph" style:parent-style-name="Text_20_body">
      <style:text-properties style:font-name="Latin Modern Sans" fo:font-size="10pt" style:text-underline-style="none" fo:font-weight="normal" officeooo:rsid="00158bfb" officeooo:paragraph-rsid="00158bfb" style:font-size-asian="8.75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Latin Modern Sans" fo:font-weight="bold" officeooo:rsid="00158bfb" officeooo:paragraph-rsid="00158bfb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atin Modern Sans" fo:font-size="10pt" officeooo:rsid="00158bfb" officeooo:paragraph-rsid="00158bf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officeooo:paragraph-rsid="00158bfb"/>
    </style:style>
    <style:style style:name="P7" style:family="paragraph">
      <style:paragraph-properties fo:text-align="center"/>
      <style:text-properties style:font-name="Latin Modern Sans"/>
    </style:style>
    <style:style style:name="P8" style:family="paragraph">
      <style:paragraph-properties fo:text-align="center"/>
      <style:text-properties style:font-name="Latin Modern Sans" fo:font-size="11pt" style:font-size-asian="11pt" style:font-size-complex="11pt"/>
    </style:style>
    <style:style style:name="P9" style:family="paragraph">
      <style:paragraph-properties fo:text-align="center"/>
      <style:text-properties fo:color="#ffffff" style:font-name="Latin Modern Sans"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atin Modern Sans" fo:font-size="10pt" officeooo:rsid="00158bfb" style:font-size-asian="10pt" style:font-size-complex="10pt"/>
    </style:style>
    <style:style style:name="T2" style:family="text">
      <style:text-properties style:font-name="Latin Modern Sans" fo:font-size="11pt" style:font-size-asian="11pt" style:font-size-complex="11pt"/>
    </style:style>
    <style:style style:name="T3" style:family="text">
      <style:text-properties style:font-name="Latin Modern San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2cm" fo:min-width="1.9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2cm" fo:min-width="3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Attribut maître</text:p>
          </table:table-cell>
          <table:table-cell table:style-name="Tableau1.B1" office:value-type="string">
            <text:p text:style-name="P4">Attributs de jointure</text:p>
          </table:table-cell>
        </table:table-row>
        <table:table-row>
          <table:table-cell table:style-name="Tableau1.A2" office:value-type="string">
            <text:p text:style-name="P6"><text:span text:style-name="T1">APICULTEUR.IDAPI</text:span></text:p>
          </table:table-cell>
          <table:table-cell table:style-name="Tableau1.B4" office:value-type="string">
            <text:p text:style-name="P5">RUCHE.IDAPI</text:p>
          </table:table-cell>
        </table:table-row>
        <table:table-row>
          <table:table-cell table:style-name="Tableau1.A4" office:value-type="string">
            <text:p text:style-name="P5">RUCHER.IDRUCHER</text:p>
          </table:table-cell>
          <table:table-cell table:style-name="Tableau1.B4" office:value-type="string">
            <text:p text:style-name="P5">RUCHE.IDRUCHER</text:p>
          </table:table-cell>
        </table:table-row>
        <table:table-row>
          <table:table-cell table:style-name="Tableau1.A4" office:value-type="string">
            <text:p text:style-name="P5">RUCHE.IDRU</text:p>
          </table:table-cell>
          <table:table-cell table:style-name="Tableau1.B4" office:value-type="string">
            <text:p text:style-name="P5">RECOLTE.IDRU</text:p>
          </table:table-cell>
        </table:table-row>
      </table:table>
      <text:p text:style-name="Standard"/>
      <text:p text:style-name="Standard"/>
      <text:p text:style-name="Standard"/>
      <text:p text:style-name="P1">QUESTION 2</text:p>
      <text:p text:style-name="P2"/>
      <text:p text:style-name="P2"/>
      <text:p text:style-name="P3"><draw:custom-shape text:anchor-type="paragraph" draw:z-index="0" draw:name="Forme2" draw:style-name="gr1" draw:text-style-name="P8" svg:width="1.985cm" svg:height="0.821cm" svg:x="1.475cm" svg:y="0.247cm"><text:p text:style-name="P7"><text:span text:style-name="T2">RECOLTE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1" draw:text-style-name="P9" svg:width="1.985cm" svg:height="0.821cm" svg:x="7.348cm" svg:y="0.194cm"><text:p text:style-name="P7"><text:span text:style-name="T2">RUCHE</text:span></text:p><draw:enhanced-geometry svg:viewBox="0 0 21600 21600" draw:type="rectangle" draw:enhanced-path="M 0 0 L 21600 0 21600 21600 0 21600 0 0 Z N"/></draw:custom-shape><draw:custom-shape text:anchor-type="paragraph" draw:z-index="2" draw:name="Forme2" draw:style-name="gr2" draw:text-style-name="P8" svg:width="3.07cm" svg:height="0.821cm" svg:x="12.958cm" svg:y="0.141cm"><text:p text:style-name="P7"><text:span text:style-name="T2">APICULTEUR</text:span></text:p><draw:enhanced-geometry svg:viewBox="0 0 21600 21600" draw:type="rectangle" draw:enhanced-path="M 0 0 L 21600 0 21600 21600 0 21600 0 0 Z N"/></draw:custom-shape><draw:custom-shape text:anchor-type="paragraph" draw:z-index="3" draw:name="Forme2" draw:style-name="gr1" draw:text-style-name="P8" svg:width="1.985cm" svg:height="0.821cm" svg:x="7.348cm" svg:y="4.242cm"><text:p text:style-name="P7"><text:span text:style-name="T2">RUCHER</text:span></text:p><draw:enhanced-geometry svg:viewBox="0 0 21600 21600" draw:type="rectangle" draw:enhanced-path="M 0 0 L 21600 0 21600 21600 0 21600 0 0 Z N"/></draw:custom-shape><draw:line text:anchor-type="paragraph" draw:z-index="4" draw:name="Forme4" draw:style-name="gr3" draw:text-style-name="P10" svg:x1="3.909cm" svg:y1="0.676cm" svg:x2="6.899cm" svg:y2="0.676cm"><text:p/></draw:line><draw:line text:anchor-type="paragraph" draw:z-index="5" draw:name="Forme1" draw:style-name="gr3" draw:text-style-name="P10" svg:x1="8.354cm" svg:y1="1.358cm" svg:x2="8.354cm" svg:y2="3.93cm"><text:p/></draw:line><draw:line text:anchor-type="paragraph" draw:z-index="6" draw:name="Forme3" draw:style-name="gr3" draw:text-style-name="P10" svg:x1="9.491cm" svg:y1="0.591cm" svg:x2="12.798cm" svg:y2="0.591cm"><text:p/></draw:line><draw:frame text:anchor-type="paragraph" draw:z-index="7" draw:name="Forme5" draw:style-name="gr4" draw:text-style-name="P11" svg:width="1.165cm" svg:height="0.507cm" svg:x="3.882cm" svg:y="0.169cm"><draw:text-box><text:p><text:span text:style-name="T3">IDRU</text:span></text:p></draw:text-box></draw:frame><draw:frame text:anchor-type="paragraph" draw:z-index="8" draw:name="Forme5" draw:style-name="gr5" draw:text-style-name="P11" svg:width="1.033cm" svg:height="0.507cm" svg:x="6.078cm" svg:y="0.169cm"><draw:text-box><text:p><text:span text:style-name="T3">IDRU</text:span></text:p></draw:text-box></draw:frame><draw:frame text:anchor-type="paragraph" draw:z-index="9" draw:name="Forme5" draw:style-name="gr5" draw:text-style-name="P11" svg:width="1.033cm" svg:height="0.507cm" svg:x="9.491cm" svg:y="0.085cm"><draw:text-box><text:p><text:span text:style-name="T3">IDAPI</text:span></text:p></draw:text-box></draw:frame><draw:frame text:anchor-type="paragraph" draw:z-index="10" draw:name="Forme5" draw:style-name="gr5" draw:text-style-name="P11" svg:width="1.033cm" svg:height="0.507cm" svg:x="11.767cm" svg:y="0.085cm"><draw:text-box><text:p><text:span text:style-name="T3">IDAPI</text:span></text:p></draw:text-box></draw:frame><draw:frame text:anchor-type="paragraph" draw:z-index="11" draw:name="Forme5" draw:style-name="gr6" draw:text-style-name="P11" svg:width="2.25cm" svg:height="0.509cm" svg:x="8.565cm" svg:y="1.358cm"><draw:text-box><text:p><text:span text:style-name="T3">IDRUCHER</text:span></text:p></draw:text-box></draw:frame><draw:frame text:anchor-type="paragraph" draw:z-index="12" draw:name="Forme5" draw:style-name="gr7" draw:text-style-name="P11" svg:width="2.065cm" svg:height="0.507cm" svg:x="8.513cm" svg:y="3.348cm"><draw:text-box><text:p><text:span text:style-name="T3">IDRUCH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" svg:font-family="'Times new rom'"/>
    <style:font-face style:name="Calibri" svg:font-family="Calibri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9:15:23.877290556</meta:creation-date>
    <dc:date>2019-12-10T09:35:14.188013713</dc:date>
    <meta:editing-duration>PT8M48S</meta:editing-duration>
    <meta:editing-cycles>1</meta:editing-cycles>
    <meta:document-statistic meta:table-count="1" meta:image-count="0" meta:object-count="0" meta:page-count="1" meta:paragraph-count="10" meta:word-count="15" meta:character-count="134" meta:non-whitespace-character-count="129"/>
    <meta:generator>LibreOffice/6.0.7.3$Linux_X86_64 LibreOffice_project/00m0$Build-3</meta:generator>
  </office:meta>
</office:document-meta>
</file>